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ad5eb" officeooo:paragraph-rsid="004deb0d"/>
    </style:style>
    <style:style style:name="P2" style:family="paragraph" style:parent-style-name="Text_20_body">
      <style:text-properties officeooo:rsid="0033d684" officeooo:paragraph-rsid="004deb0d"/>
    </style:style>
    <style:style style:name="P3" style:family="paragraph" style:parent-style-name="Text_20_body">
      <style:text-properties officeooo:rsid="006660db" officeooo:paragraph-rsid="006660db"/>
    </style:style>
    <style:style style:name="P4" style:family="paragraph" style:parent-style-name="Text_20_body">
      <style:text-properties officeooo:rsid="006660db" officeooo:paragraph-rsid="0037047d"/>
    </style:style>
    <style:style style:name="P5" style:family="paragraph" style:parent-style-name="Text_20_body">
      <style:text-properties officeooo:rsid="006660db" officeooo:paragraph-rsid="00666474"/>
    </style:style>
    <style:style style:name="P6" style:family="paragraph" style:parent-style-name="Text_20_body">
      <style:text-properties officeooo:rsid="006660db" officeooo:paragraph-rsid="00680703"/>
    </style:style>
    <style:style style:name="P7" style:family="paragraph" style:parent-style-name="Heading_20_2">
      <style:text-properties officeooo:rsid="006660db"/>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680703" style:font-size-asian="7pt" style:font-size-complex="7pt"/>
    </style:style>
    <style:style style:name="T4" style:family="text">
      <style:text-properties officeooo:rsid="0068070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span text:style-name="T4">IOCOM secure network topology</text:span></text:h>
      <text:p text:style-name="P5"><text:span text:style-name="T1">190</text:span><text:span text:style-name="T3">919</text:span><text:span text:style-name="T2">, updated 1</text:span><text:span text:style-name="T1">9</text:span><text:span text:style-name="T2">.</text:span><text:span text:style-name="T3">9</text:span><text:span text:style-name="T2">.2019/pekka</text:span></text:p>
      <text:p text:style-name="P6"><text:span text:style-name="T4">The network topology is application level feature and not part of core IOCOM. The core IOCOM can be used simply to transfer data between two devices. If your goal is simply to connect IO devices to a computer within local area net or serial communication, skip this topic. </text:span></text:p>
      <text:h text:style-name="Heading_20_3" text:outline-level="3">Secured distributed systems.</text:h>
      <text:p text:style-name="P6"><text:span text:style-name="T4">To move on to secured distributed systems, work with cloud servers, etc. we need a defined topology. </text:span></text:p>
      <text:p text:style-name="P1"/>
      <text:p text:style-name="P2"/>
      <text:p text:style-name="P2"/>
      <text:p text:style-name="P3">X..</text:p>
      <text:p text:style-name="P3"/>
      <text:p text:style-name="P3"/>
      <text:p text:style-name="P4">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9T02:55:24.006126713</dc:date>
    <meta:editing-duration>PT1H48M46S</meta:editing-duration>
    <meta:editing-cycles>74</meta:editing-cycles>
    <meta:generator>LibreOffice/6.2.4.2$Linux_X86_64 LibreOffice_project/20$Build-2</meta:generator>
    <meta:document-statistic meta:table-count="0" meta:image-count="0" meta:object-count="0" meta:page-count="1" meta:paragraph-count="7" meta:word-count="77" meta:character-count="467" meta:non-whitespace-character-count="395"/>
  </office:meta>
</office:document-meta>
</file>